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D00000230DCA0A92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11cm" svg:height="19.304cm" draw:transform="skewX (-0.258134196369961) translate (2.991cm 5.801cm)">
          <draw:image xlink:href="Pictures/100000000000015D00000230DCA0A92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30T17:53:20.675535683</dc:date>
    <dc:creator>Arrow13 </dc:creator>
    <meta:document-statistic meta:object-count="1"/>
    <meta:generator>LibreOffice/4.2.8.2$Linux_X86_64 LibreOffice_project/420m0$Build-2</meta:generator>
  </office:meta>
</office:document-meta>
</file>